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super 58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2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0</text:p>
      <text:p text:style-name="P4">Number of Sheets<text:tab/><text:tab/><text:tab/><text:tab/>3</text:p>
      <text:p text:style-name="P4">Fragment<text:tab/><text:tab/><text:tab/><text:tab/><text:tab/>Y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7 <text:s/>I have frequently read that the sagacity and natural/ abilities of our brethren, induced Italian potentates to/ employ them in the days of yore, as superintendents of/ finance, ambassadors at foreign courts, family physicians/ etc, but for want of books that treat on the subject, I/ could not venture to enlarge thereupon. <text:s/>I can however state,/ with full knowledge, that in 48 Pincherle was secretary/ of Manin, &amp; his selection was not due to his wealth, but to/ his wisdom in counsel &amp; to his patriotism. <text:s/>The same may/ have happened elsewhere in the Peninsula, yet it is not/ improbable that wealth may in a measure have occasioned/ the advancement; for Mammon has votaries everywhere./</text:p>
      <text:p text:style-name="P2">9. <text:s/>The general sky of Italy &amp; its fertile soil have an ir-/-resistible charm on <text:span text:style-name="T2">her</text:span> its Jewish inhabitants; and though/ heretofore exposed to great vexations, it has not been habitu-/-al with them to abandon <text:span text:style-name="T2">that</text:span> the dear land of their birth. <text:s/>But/ when circumstances constrain them to quit it, they generally/ betake themselves to Africa. <text:s/>To that in Alexandria, Cairo/ Tripoli, Innes, <text:span text:style-name="T2">Algeria</text:span>, the Italian language is consider-/ed an indispensable acquisition, and is taught alike at the schools/ and privately. <text:s/>I am not aware of any legal impediments/ to emigration. <text:s/>None at all events exists in Tuscany, though/ there may be a law to that effect, in the Papal states./</text:p>
      <text:p text:style-name="P2"/>
      <text:p text:style-name="P2">[Page 2]</text:p>
      <text:p text:style-name="P2">10. <text:s/>Hitherto the Italian Jews were wont to purchase/ their exemption from military service by paying for a/ substitute. <text:s/>And in many cases when the conscript/ was needy the Congregation procured his release./ <text:s/>In fact it is doubtful whether the petty kings of Italy/ would entrust the security of their <text:soft-page-break/>dominions into the/ hands of "unbelievers", though they were ready to overtax/ them on all occasions. <text:s/>But a thorough change has/ lately taken place. <text:s/>Since he has been made to participate/ in the privileges enjoyed by other citizens, the Hebrew/ man feels it a stringent duty to defend his native/ soil; and in the last wars he signalized himself/ by deeds of valour and self-denial. <text:s/>the "Educatore/ Israelita" a journal devoted to Jewish interests and publish-/-ed in Vercelli, often chronicle the names of our Sardinian/ Lombard or Tuscan brethren who have been promoted to/ high ranks in the army./</text:p>
      <text:p text:style-name="P2">11. <text:s/>It is not an empty boast of the Israelites to/ style themselves [Hebrew] "the merciful children/ of merciful parents" for whenever they congregate they/ palpably show that charity reigns among them./ <text:s/>In Italy--like in every part of the world, to which/ Providence has sent them--our brethren support their own/</text:p>
      <text:p text:style-name="P2"/>
      <text:p text:style-name="P2">[Page 3]</text:p>
      <text:p text:style-name="P2">poor. <text:s/>Each city has its various associations, purport-/-ing of course to perform a different task. <text:s/>Some have/ for their object the alleviation of bodily suffering, &amp; with/ that design their members devote in turn several hours/ by day and night in attending <text:span text:style-name="T2">on</text:span> the sick. <text:s/>Some afford/ widowed mothers their maintenance, by procuring for them/ some easy work, for the execution of which they are com-/-pensated above its actual worth; or if unable to/ ply the needle, through household duties, they are provi-/-ded with the necessary ailment. <text:s/>In many instances also/ old individuals and children in their tender years are/ placed in an asylum, and protected against the ills/ concomitant with their ages. <text:s/>But that which more/ particularly evinces the benevolent disposition of our/ coreligionists in Italy is their free offering for the endow-/-ments of numberless institutions. <text:s/>On mournful as well/ as well as on joyful occasions, they esteem it meritorious/ to benefit with their liberal gifts their less favored/ brethren. <text:s/>It is to thy benign spirit that edu-/-cational establishments owe their origin and support./ <text:s/>It is to it that the son of the indigent, obtains not/ alone food raiment &amp; instruction, but the means to earn/ a respectable livelihood, if he be virtuously inclined./</text:p>
      <text:p text:style-name="P2"/>
      <text:p text:style-name="P2">[Page 4]</text:p>
      <text:p text:style-name="P2">It so through it, that in a country when the/ resources are comparatively small, and the Jewish population/ large, we are never shocked by the sigh of the misery which/ is commonly witnessed among the professors of other creeds/ Then again scarcely does a wealthy Israelite forget in/ his will the Congregation to which he has been attached and/ its public Charities. <text:s/>To convince oneself of this truth, it/ is requisite but to cast a glance against the walls of some/ synagogues, and institutes of learning or beneficence. <text:s/>Then/ we will read the names of hundreds, who paved their way/ to everlasting happiness as acts of real piety. <text:s/>Nor can/ the charge of entertaining contracted views touching the/ bestowal of charity be imparted to the Italian Jews;/ for it is not unusual to find that christians[sic!] have/ been the legatees of large bequests. <text:s/>An instance which/ just now occurs to my mind is that of a Mrs Dillareal/ who <text:span text:style-name="T2">left</text:span> ordered that at her death the sum of about two/ thousand dollars should be distributed among <text:span text:style-name="T2">the</text:span> some/ needy Catholics who resided at Leghorn &amp; Pisa./</text:p>
      <text:p text:style-name="P2"/>
      <text:p text:style-name="P2">[Page 5]</text:p>
      <text:p text:style-name="P2">12. <text:s/>Each city holds in reverence the men whose/ active zeal was productive of moral good to the/ entire community. <text:s/>Of such, thank God, there has never/ <text:span text:style-name="T2">always</text:span> been a lack in Italy. <text:s/>But while the/ Avigdor of Nice, the Gallichi of Florence, the Alatra of/ Rome, the Francheth of Leghorn, &amp; so forth, are/ highly respected for the lively interest they evince in/ the welfare of our nation, it would be difficult for/ me ot single out one man, who is dear to the hearts/ of one hundred thousand coreligionists. <text:s/>Luzzato/ professor at the Rabbinical college of Padua, ought/ certainly to be the pride of the Italian Jews. <text:s/>Sir/ Moses Montefiore, who was born at Leghorn, &amp; from/ there taken to England, when very young, should/ also be, as Rabby[sic!] Piperno wrote, the glory/ of our peninsular brethren, but I could not confi-/-dently avouch that such is <text:span text:style-name="T2">the</text:span> a universal feeling./ <text:s/>Nor do I remember <text:span text:style-name="T2">any</text:span> <text:soft-page-break/>among the dead any/ whose memory is revered throughout Italy./ <text:s/></text:p>
      <text:p text:style-name="P2">8 <text:s/>My personal experience would prompt me to/ believe that the Hebrew who has attained eminent/ positions, do not abjure their ancestral faith,/</text:p>
      <text:p text:style-name="P2"/>
      <text:p text:style-name="P2">[Page 6]</text:p>
      <text:p text:style-name="P2">for I am acquainted with a Nunes Vais, physician/ of the Bey of Innes, with a Lombroso, with a Castel Nuove/ and a few others, who have reached in foreign climes the/ station they could never attain in their native country,/ and still acknowledge themselves Jews, and act/ up to the behests of the law. <text:s/>But my experience is/ not sufficiently extensive to serve a true basis of an/ irrefutable argument, and consequently it is useless./</text:p>
      <text:p text:style-name="P2"/>
      <text:p text:style-name="P2">[Page 7]</text:p>
      <text:p text:style-name="P2">[...]took place in Tuscany, may serve as a cri-/terion to judge of the political condition of the Jews/ in other less favored <text:s/><text:span text:style-name="T2">Philadelphia 12</text:span><text:span text:style-name="T3">th</text:span><text:span text:style-name="T4"> 1860</text:span><text:span text:style-name="T5"> states./ But the </text:span><text:span text:style-name="T4">Dr A. Herchel</text:span><text:span text:style-name="T5"> barrier which separated our/ brethren from their catholic fellow-citizens, has been/ thrown down by the stalwart arms of the Sardinian/ King. <text:s/>Under his constitution, the Hebrews enjoy/ great immunities, &amp; it will, I believe, depend mainly/ on their own exertions to attain the highest position,/ when all Italy shall, God willing, become one consolid-/ated power. <text:s/>They have so far deserved well of their/ adopted country. <text:s/>They have profusely shed their/ blood, and spend their wealth to free it from/ foreign yoke, &amp; whenever that noble object has been/ compressed, they were rewarded by the recognition of/ their rights, and political preferments./</text:span></text:p>
      <text:p text:style-name="P2"><text:span text:style-name="T5">5 <text:s/>So long as priest-craft &amp; Jesuitism bear rule,/ the Hebrew denizens of Italy, cannot hope to be/ estimated only by the standard of their worth, and/ be admitted everywhere into the social circle of men/ how entertain different views on religious dogmas./ <text:s/>On the other hand we can easily account for a certain/ reluctance evinced by our brethren to open a free/</text:span></text:p>
      <text:p text:style-name="P2"><text:span text:style-name="T5"/></text:p>
      <text:p text:style-name="P2"><text:span text:style-name="T5">[Page 8]</text:span></text:p>
      <text:p text:style-name="P2"><text:span text:style-name="T5">intercourse with the reputed adversaries of our race, but/ if the masses do not associate to the extent practised[sic!]/ in other countries, the so called upper class mingle/ together without restraint. <text:s/>However, the daring/ patriot, who is now working out the final eman-/-cipation of Italy, will virtually procure her enfran-/-chisement also from priestly sway. <text:s/>When with/ the extinction of Popery, the bigotry &amp; fanaticism/ of men will become imbued with more rational &amp; softer/ </text:span><text:span text:style-name="T4">sinkments</text:span><text:span text:style-name="T5">./</text:span></text:p>
      <text:p text:style-name="P2"><text:span text:style-name="T5">6. <text:s/>The Italian Jews have acquired excellency in/ all branches of Hebrew literature. <text:s/>Witness it, the/ Talmudical lexicon of R. Nathan of Rome, the/ commentary of R. Obadiah of Bartenorn on the Mishna/ the Grammatical elucidations of R. Elijah the Levite,/ called the young. <text:s/>The expositions of Ifarus on/ the Pentateuch. <text:s/>The learned researches on theology,/ on history &amp; various other topics by Azariah de Rossi./ <text:s/>The phylosophical[sic!] work of Del Medego. <text:s/>The/ ethical productions of Moses H. Luzzatto. <text:s/>The/ poetical effusions of the same author, and those/ of his highly gifted lineal descendants, down to the/</text:span></text:p>
      <text:p text:style-name="P2"><text:span text:style-name="T5"/></text:p>
      <text:p text:style-name="P2"><text:span text:style-name="T5">[Page 9]</text:span></text:p>
      <text:p text:style-name="P2"><text:span text:style-name="T5">celebrated David I. Luzzatto of Padua, famous not/ less for his vast erudition, than for his natural talents./ <text:s/>Witness it also the versatile genius of Emanuel; and/ that of Leon De Modena. <text:s/>The disquisitions of David/ Nieto, a theologian and poet; the creations of Aben/ Castello eloquent on the pulpit, &amp; <text:s/>chaste in Hebrew/ </text:span><text:span text:style-name="T4">versication</text:span><text:span text:style-name="T5"> composition. <text:s/>Those of Joseph Almanzi, whose metrical/ biography of Abrabanel, would alone have secured him/ a high rank among modern writers; those of Isaac I./ Reggio, whose tenderness &amp; elegance of diction have but/ few rivals; and a host of others, who flourished at dif-/-ferent periods, but tended with </text:span><text:span text:style-name="T4">almost</text:span><text:span text:style-name="T5"> equal success/ the immense field of our literature. <text:s/>Nor are the/ Italian Jews strangers to that "del bel passe la'dove/ il si Quona" for many of the </text:span><text:soft-page-break/><text:span text:style-name="T5">aforenamed left incon-/-testable evidences of their ability in it. <text:s/>True, they/ cannot boast of a Dante; none of them was even/ crowned with laurels at the Capitol, but they can/ cite a Deborah wife of R. Joseph Ascarelli, who,/ four centuries ago could translate a Hebrew poem into/ the purest Italian. <text:s/>A Solomon Florentino the sublime/ elegest, honored by the friendship of the greatest literati/ of his age, and a great many more, whose names/</text:span></text:p>
      <text:p text:style-name="P2"><text:span text:style-name="T5"/></text:p>
      <text:p text:style-name="P2"><text:span text:style-name="T5">[Page 10]</text:span></text:p>
      <text:p text:style-name="P2"><text:span text:style-name="T5">history has recorded and awarded to them a well earned deserved/ commendation. <text:s/>And like in literature, so have the Italian/ Jews attained eminence in diverse branches of science,/ especially in medicine, which indeed seems to have been/ with them a favorite study both in ancient &amp; modern times./ <text:s/>In commerce they stood prominently wherever they were/ not hampered in its exercise, for instance, in the republic/ of Venice; In Tuscany under the auspices of the Midras/ and even under the dukes of the house of Loraine, the last of/ whom (we hope) was Leopold the second, who deserted his/ past through cowardly fear in the year 1859./ <text:s/>The art of printing was scarcely discovered, when the proses/ of Toncino &amp; Bomberger furnished the world with biblical/ rabbinical and secular works. <text:s/>At the same time ap-/-peared the famous Ferrara Bible, and to this day/ at Leghorn many volume on various subjects issue/ forth from the Jewish printing offices of Ottolenghi,/ Beltorte &amp; Tubiana. <text:s/>It would be impossible for me/ to enter into further details on this interesting topic, the/ more so because I chiefly depend on memory for its descry-/-sion[sic!], but enough, I trust, has been said to prove that the/ Italian Jews have ever been equal to the requirements/ of the age they lived in &amp; that their labor reflects credit on their/ coreligionists.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0:09:48.49</meta:creation-date>
    <dc:date>2012-01-23T13:17:00.43</dc:date>
    <dc:creator>Penn Libraries</dc:creator>
    <meta:editing-duration>PT00H00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2057" meta:character-count="12720"/>
  </office:meta>
</office:document-meta>
</file>